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3000000B11E3AE0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7.0833in" fo:margin-left="0.0007in" fo:margin-right="0.0035in" table:align="margins"/>
    </style:style>
    <style:style style:name="detail.A" style:family="table-column">
      <style:table-column-properties style:column-width="1.6042in" style:rel-column-width="14841*"/>
    </style:style>
    <style:style style:name="detail.B" style:family="table-column">
      <style:table-column-properties style:column-width="5.4792in" style:rel-column-width="50694*"/>
    </style:style>
    <style:style style:name="detail.A1" style:family="table-cell">
      <style:table-cell-properties fo:background-color="transparent" fo:padding="0.0382in" fo:border="none">
        <style:background-image/>
      </style:table-cell-properties>
    </style:style>
    <style:style style:name="Tableau1" style:family="table">
      <style:table-properties style:width="7.0938in" fo:margin-left="-0.0069in" fo:margin-right="0.0007in" table:align="margins"/>
    </style:style>
    <style:style style:name="Tableau1.A" style:family="table-column">
      <style:table-column-properties style:column-width="4.0417in" style:rel-column-width="37338*"/>
    </style:style>
    <style:style style:name="Tableau1.B" style:family="table-column">
      <style:table-column-properties style:column-width="1.7708in" style:rel-column-width="16359*"/>
    </style:style>
    <style:style style:name="Tableau1.C" style:family="table-column">
      <style:table-column-properties style:column-width="1.2813in" style:rel-column-width="11838*"/>
    </style:style>
    <style:style style:name="Tableau1.A1" style:family="table-cell">
      <style:table-cell-properties fo:background-color="#cccc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C1" style:family="table-cell">
      <style:table-cell-properties fo:background-color="#ccccff" fo:padding="0.0382in" fo:border="0.0007in solid #000000">
        <style:background-image/>
      </style:table-cell-properties>
    </style:style>
    <style:style style:name="Tableau1.A2" style:family="table-cell">
      <style:table-cell-properties fo:background-color="#ffcc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1.A3" style:family="table-cell">
      <style:table-cell-properties fo:padding="0.0382in" fo:border-left="0.0007in solid #000000" fo:border-right="none" fo:border-top="none" fo:border-bottom="0.0007in solid #000000"/>
    </style:style>
    <style:style style:name="Tableau1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.A4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au1.C4" style:family="table-cell">
      <style:table-cell-properties fo:background-color="#e6e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1.A5" style:family="table-cell">
      <style:table-cell-properties fo:padding="0.0382in" fo:border="none"/>
    </style:style>
    <style:style style:name="Tableau1.B5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au1.C5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P3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5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8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1" style:family="paragraph" style:parent-style-name="Heading">
      <style:paragraph-properties fo:margin-left="3.4917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12" style:family="paragraph" style:parent-style-name="Text_20_body">
      <style:paragraph-properties fo:margin-left="3.4917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14" style:family="paragraph" style:parent-style-name="Heading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15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6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3.5764in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Text_20_body">
      <style:paragraph-properties fo:margin-left="3.4917in" fo:margin-right="0in" fo:text-align="start" style:justify-single-word="false" fo:text-indent="0in" style:auto-text-indent="false">
        <style:tab-stops>
          <style:tab-stop style:position="3.5764in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y Company</text:p>
      <text:p text:style-name="P13">Street xy</text:p>
      <text:p text:style-name="P13">1234 City</text:p>
      <text:p text:style-name="P13">Telefon 01 234 56 78</text:p>
      <text:p text:style-name="P11">Rechnung an:</text:p>
      <text:p text:style-name="P19">[var.customerName]<text:line-break/>[var.customerStreet]<text:line-break/>[var.customerCity]<text:line-break/>[var.customerZip]</text:p>
      <text:p text:style-name="P12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5">Rechnungsnummer</text:p>
          </table:table-cell>
          <table:table-cell table:style-name="detail.A1" office:value-type="string">
            <text:p text:style-name="P5">[var.invoiceID]</text:p>
          </table:table-cell>
        </table:table-row>
        <table:table-row>
          <table:table-cell table:style-name="detail.A1" office:value-type="string">
            <text:p text:style-name="P5">Datum</text:p>
          </table:table-cell>
          <table:table-cell table:style-name="detail.A1" office:value-type="string">
            <text:p text:style-name="P5">[var.date;frm='yyyy-mm-dd']</text:p>
          </table:table-cell>
        </table:table-row>
      </table:table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7">BESCHREIBUNG</text:p>
            </table:table-cell>
            <table:table-cell table:style-name="Tableau1.A1" office:value-type="string">
              <text:p text:style-name="P17">STUNDEN</text:p>
            </table:table-cell>
            <table:table-cell table:style-name="Tableau1.C1" office:value-type="string">
              <text:p text:style-name="P17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6">[row;block=table:table-row;nodata] empty order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5">[row.desc][row;block=table:table-row]</text:p>
          </table:table-cell>
          <table:table-cell table:style-name="Tableau1.A3" office:value-type="string">
            <text:p text:style-name="P6">[row.hour] h</text:p>
          </table:table-cell>
          <table:table-cell table:style-name="Tableau1.C3" office:value-type="string">
            <text:p text:style-name="P7">[row.amount;frm='0.00']</text:p>
          </table:table-cell>
        </table:table-row>
        <table:table-row>
          <table:table-cell table:style-name="Tableau1.A4" office:value-type="string">
            <text:p text:style-name="P5">[row.desc][row;block=table:table-row]</text:p>
          </table:table-cell>
          <table:table-cell table:style-name="Tableau1.A4" office:value-type="string">
            <text:p text:style-name="P6">[row.hour] h</text:p>
          </table:table-cell>
          <table:table-cell table:style-name="Tableau1.C4" office:value-type="string">
            <text:p text:style-name="P7">[row.amount;frm='0.00']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8">Total (exkl. MWST)</text:p>
          </table:table-cell>
          <table:table-cell table:style-name="Tableau1.C5" office:value-type="string">
            <text:p text:style-name="P9">[var.total;frm='0.00'] sFr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8">MVST [var.vat_rate;frm='0.0']%</text:p>
          </table:table-cell>
          <table:table-cell table:style-name="Tableau1.C5" office:value-type="string">
            <text:p text:style-name="P9">[var.vat;frm='0.00'] sFr</text:p>
          </table:table-cell>
        </table:table-row>
        <table:table-row>
          <table:table-cell table:style-name="Tableau1.A5" office:value-type="string">
            <text:p text:style-name="P6"/>
          </table:table-cell>
          <table:table-cell table:style-name="Tableau1.B5" office:value-type="string">
            <text:p text:style-name="P8">Total (inkl. MVST)</text:p>
          </table:table-cell>
          <table:table-cell table:style-name="Tableau1.C5" office:value-type="string">
            <text:p text:style-name="P9">[var.gtotal;frm='0.00'] sFr</text:p>
          </table:table-cell>
        </table:table-row>
      </table:table>
      <text:p text:style-name="P15"/>
      <text:p text:style-name="P15"/>
      <text:p text:style-name="P15"/>
      <text:p text:style-name="P15">Rechnung zahlbar innert 30 Tage.</text:p>
      <text:p text:style-name="P15"/>
      <text:p text:style-name="P15"/>
      <text:p text:style-name="P15"/>
      <text:p text:style-name="P15"/>
      <text:p text:style-name="P16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8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text-align="center" style:justify-single-word="false" fo:keep-with-next="always"/>
      <style:text-properties style:font-name="Verdana1" fo:font-size="12pt" fo:font-style="italic" fo:font-weight="bold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size="10.5pt" fo:font-style="italic" style:text-underline-style="none" fo:font-weight="normal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au2" style:family="table">
      <style:table-properties style:width="7.0917in" fo:margin-left="0in" fo:margin-right="-0.0042in" table:align="margins"/>
    </style:style>
    <style:style style:name="Tableau2.A" style:family="table-column">
      <style:table-column-properties style:column-width="2.9083in" style:rel-column-width="26876*"/>
    </style:style>
    <style:style style:name="Tableau2.B" style:family="table-column">
      <style:table-column-properties style:column-width="4.1833in" style:rel-column-width="38659*"/>
    </style:style>
    <style:style style:name="Tableau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au2.B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4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2362in" fo:margin-left="0in" fo:margin-right="0in" fo:margin-top="0.1965in" fo:border="none" fo:padding="0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1"/>
              <text:p text:style-name="MP2">RECHNUNG</text:p>
            </table:table-cell>
            <table:table-cell table:style-name="Tableau2.B1" office:value-type="string">
              <text:p text:style-name="MP3"><draw:frame draw:style-name="Mfr1" draw:name="Grafik1" text:anchor-type="paragraph" svg:x="2.1598in" svg:y="0.1492in" svg:width="1.8508in" svg:height="0.7819in" draw:z-index="0"><draw:image xlink:href="Pictures/10000201000001A3000000B11E3AE08C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dc:title>invoice #[var.i_invoice]</dc:title>
    <meta:initial-creator>Olivier LOYNET</meta:initial-creator>
    <meta:creation-date>2005-06-29T10:05:24</meta:creation-date>
    <dc:creator>Lang McHardy</dc:creator>
    <dc:date>2010-02-24T20:51:15</dc:date>
    <dc:language>fr-FR</dc:language>
    <meta:editing-cycles>120</meta:editing-cycles>
    <meta:editing-duration>PT13H09M55S</meta:editing-duration>
    <meta:printed-by>Adrian Anner</meta:printed-by>
    <meta:print-date>2009-10-09T21:47:15.03</meta:print-date>
    <meta:document-statistic meta:table-count="3" meta:image-count="1" meta:object-count="0" meta:page-count="1" meta:paragraph-count="29" meta:word-count="60" meta:character-count="626"/>
    <meta:user-defined meta:name="Info 1"/>
    <meta:user-defined meta:name="Info 2"/>
    <meta:user-defined meta:name="Info 3"/>
    <meta:user-defined meta:name="Info 4"/>
  </office:meta>
</office:document-meta>
</file>